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indent="-0.25in" style:auto-text-indent="false"/>
    </style:style>
    <style:style style:name="P29" style:family="paragraph" style:parent-style-name="Standard" style:list-style-name="WWNum1">
      <style:paragraph-properties fo:margin-left="1in" fo:margin-right="0in" fo:margin-top="0in" fo:margin-bottom="0in" loext:contextual-spacing="false" fo:text-indent="-0.25in" style:auto-text-indent="false"/>
    </style:style>
    <style:style style:name="P30" style:family="paragraph" style:parent-style-name="Standard">
      <style:paragraph-properties fo:break-before="auto" fo:break-after="auto"/>
    </style:style>
    <style:style style:name="P31" style:family="paragraph" style:parent-style-name="Heading_20_1" style:list-style-name="WWNum3"/>
    <style:style style:name="P3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1155cc" style:text-underline-style="solid" style:text-underline-width="auto" style:text-underline-color="font-color"/>
    </style:style>
    <style:style style:name="T19" style:family="text">
      <style:text-properties style:text-underline-style="none"/>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aczyuw2yex2w"/><text:span text:style-name="T1">Aplicaciones Ofimáticas (Office Applications)</text:span><text:span text:style-name="T2"><text:line-break/></text:span><text:span text:style-name="T3">UD 09. Hojas de cálculo</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3"/>
      <text:p text:style-name="P4"><text:span text:style-name="T5">Autores: Sergi García Barea, Gloria Muñoz González</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Febrero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6">Nomenclatura</text:span></text:p>
      <text:p text:style-name="P8">A lo largo de este tema se utilizarán diferentes símbolos para distinguir elementos importantes dentro del contenido. Estos símbolos son:</text:p>
      <text:p text:style-name="P8"/>
      <text:p text:style-name="P9"><text:span text:style-name="T9"><text:s/>📖 </text:span><text:span text:style-name="T10">Importante</text:span></text:p>
      <text:p text:style-name="Standard"/>
      <text:p text:style-name="P9"><text:span text:style-name="T11"><text:s/>❕</text:span><text:span text:style-name="T12"> </text:span><text:span text:style-name="T10">Atención</text:span></text:p>
      <text:p text:style-name="Standard"><text:s/></text:p>
      <text:p text:style-name="P9"><text:span text:style-name="T9"><text:s/>💬</text:span> <text:span text:style-name="T10">Interesante</text:span></text:p>
      <text:p text:style-name="P10"><text:span text:style-name="T13">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9td0umwlriyn" text:style-name="Index_20_Link" text:visited-style-name="Index_20_Link"><text:span text:style-name="T17">1. ¿Qué es una hoja de cálculo?</text:span></text:a><text:span text:style-name="T17"><text:tab/>3</text:span></text:p>
          <text:p text:style-name="P12"><text:soft-page-break/><text:a xlink:type="simple" xlink:href="#_4rnru9wvebmk" text:style-name="Index_20_Link" text:visited-style-name="Index_20_Link"><text:span text:style-name="T17">2. Microsoft Office 365 (Excel)</text:span></text:a><text:span text:style-name="T17"><text:tab/>3</text:span></text:p>
          <text:p text:style-name="P12"><text:a xlink:type="simple" xlink:href="#_avs69unpw5c2" text:style-name="Index_20_Link" text:visited-style-name="Index_20_Link"><text:span text:style-name="T17">3. Enlaces interesantes para aprender y mejorar en el uso de Excel 365</text:span></text:a><text:span text:style-name="T17"><text:tab/>3</text:span></text:p>
          <text:p text:style-name="P13"><text:a xlink:type="simple" xlink:href="#_897j6klahpdv" text:style-name="Index_20_Link" text:visited-style-name="Index_20_Link"><text:span text:style-name="T17">4. ¿Qué entra para examen?</text:span></text:a><text:span text:style-name="T17"><text:tab/>3</text:span></text:p>
        </text:index-body>
      </text:table-of-content>
      <text:p text:style-name="P14"/>
      <text:p text:style-name="P14"/>
      <text:p text:style-name="P14"/>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22"><text:span text:style-name="T14">UD09. Hojas del cálculo</text:span></text:p>
      <text:list xml:id="list4122425892" text:style-name="WWNum3">
        <text:list-item>
          <text:p text:style-name="P31"><text:bookmark text:name="_9td0umwlriyn"/>¿Qué es una hoja de cálculo?</text:p>
        </text:list-item>
      </text:list>
      <text:p text:style-name="Standard">Una hoja de cálculo es un software que nos permite crear y modificar hojas donde podemos tener diferentes tipos de cálculos, estadísticas, gracias, etc. Es una de las principales aplicaciones utilizadas en los ordenadores y que ha estado en constante evolución desde los años 70 hasta la actualidad.</text:p>
      <text:p text:style-name="Standard">Tenéis la definición y más información <text:a xlink:type="simple" xlink:href="https://es.wikipedia.org/wiki/Hoja_de_c%C3%A1lculo" text:style-name="ListLabel_20_19" text:visited-style-name="ListLabel_20_19"><text:span text:style-name="T18">https://es.wikipedia.org/wiki/Hoja_de_c%C3%A1lculo</text:span></text:a> </text:p>
      <text:p text:style-name="Standard">Las aplicaciones de hoja de cálculo más importantes son:</text:p>
      <text:list xml:id="list745215362" text:style-name="WWNum2">
        <text:list-item>
          <text:p text:style-name="P23">Calc (Suite LibreOffice). Es software libre y gratuito.</text:p>
        </text:list-item>
        <text:list-item>
          <text:p text:style-name="P25"><text:soft-page-break/>Excel (Suite Office 365). Es software privativo y de pago.</text:p>
        </text:list-item>
        <text:list-item>
          <text:p text:style-name="P27">Google Spreadsheet (Suite Google). Es software privativo y gratuito.</text:p>
        </text:list-item>
      </text:list>
      <text:list xml:id="list1443561461365" text:continue-list="list4122425892" text:style-name="WWNum3">
        <text:list-item>
          <text:p text:style-name="P31"><text:bookmark text:name="_4rnru9wvebmk"/>Microsoft Office 365 (Excel)</text:p>
        </text:list-item>
      </text:list>
      <text:p text:style-name="Standard">Para la realización de esta unidad, utilizaremos la suite ofimática Office 365. Dentro de esa suite ofimática se encuentran diversos programas (Word, PowerPoint, etc.), pero en esta unidad para realizar la creación y modificación de hojas de cálculo, utilizaremos Excel.</text:p>
      <text:p text:style-name="P9"><text:span text:style-name="T11"><text:s/>❕</text:span><text:span text:style-name="T12"> </text:span><text:span text:style-name="T10">Atención: </text:span>si no tienes tus credenciales para acceder a Office 365, consulta con el profesorado.</text:p>
      <text:list xml:id="list1444061674456" text:continue-numbering="true" text:style-name="WWNum3">
        <text:list-item>
          <text:p text:style-name="P31"><text:bookmark text:name="_avs69unpw5c2"/>Enlaces interesantes para aprender y mejorar en el uso de Excel 365</text:p>
        </text:list-item>
      </text:list>
      <text:p text:style-name="Standard">La formación en hojas de cálculo de texto es algo trabajado durante toda la etapa de educación obligatoria, así que partimos de que se tienen unos conocimientos básicos. De todas formas, ya sea para reforzar algún concepto o para aprender algún nuevo truco, es importante estar en continua formación.</text:p>
      <text:p text:style-name="Standard">A continuación proporcionamos algunos enlaces interesantes para poder aprender/mejorar nuestras habilidades con procesadores de texto usando Excel 365:</text:p>
      <text:list xml:id="list3272170094" text:style-name="WWNum1">
        <text:list-item>
          <text:p text:style-name="P24">Soporte de aprendizaje Microsoft <text:a xlink:type="simple" xlink:href="https://support.microsoft.com/es-es/training" text:style-name="ListLabel_20_19" text:visited-style-name="ListLabel_20_19"><text:span text:style-name="T18">https://support.microsoft.com/es-es/training</text:span></text:a></text:p>
        </text:list-item>
        <text:list-item>
          <text:p text:style-name="P26">Curso Excel 365 AulaClic:</text:p>
          <text:list>
            <text:list-item>
              <text:p text:style-name="P29"><text:a xlink:type="simple" xlink:href="https://www.youtube.com/playlist?list=PLomN84AdULIBv1524upxPK4AvnS95G6x9" text:style-name="ListLabel_20_19" text:visited-style-name="ListLabel_20_19"><text:span text:style-name="T18">https://www.youtube.com/playlist?list=PLomN84AdULIBv1524upxPK4AvnS95G6x9</text:span></text:a></text:p>
            </text:list-item>
          </text:list>
        </text:list-item>
        <text:list-item>
          <text:p text:style-name="P26">Curso Excel 365 básico</text:p>
          <text:list>
            <text:list-item>
              <text:p text:style-name="P29"><text:a xlink:type="simple" xlink:href="https://www.youtube.com/playlist?list=PL5DmSQXXYNH-TfGCDZYS312z8HXGVqwLU" text:style-name="ListLabel_20_19" text:visited-style-name="ListLabel_20_19"><text:span text:style-name="T18">https://www.youtube.com/playlist?list=PL5DmSQXXYNH-TfGCDZYS312z8HXGVqwLU</text:span></text:a></text:p>
            </text:list-item>
          </text:list>
        </text:list-item>
        <text:list-item>
          <text:p text:style-name="P28">Canal TikTok AD Sistemas: <text:a xlink:type="simple" xlink:href="https://www.tiktok.com/@adsistemas" text:style-name="ListLabel_20_19" text:visited-style-name="ListLabel_20_19"><text:span text:style-name="T18">https://www.tiktok.com/@adsistemas</text:span></text:a></text:p>
        </text:list-item>
      </text:list>
      <text:list xml:id="list1443776357661" text:continue-list="list1444061674456" text:style-name="WWNum3">
        <text:list-item>
          <text:p text:style-name="P31"><text:bookmark text:name="_897j6klahpdv"/>¿Qué entra para examen?</text:p>
        </text:list-item>
      </text:list>
      <text:p text:style-name="Standard">Le llamamos así a este apartado porque para el alumnado siempre es más atractivo que “¿Qué debo aprender en este tema?” :D. </text:p>
      <text:p text:style-name="Standard">En esta unidad no hacemos un listado, ya que <text:span text:style-name="T10">TODO </text:span>(sin excepción) lo que trabajemos en las actividades evaluables y en el reto es susceptible de entrar para examen.</text:p>
      <text:p text:style-name="P9"><text:span text:style-name="T11"><text:s/>❕</text:span><text:span text:style-name="T12"> </text:span><text:span text:style-name="T10">Atención: </text:span>además de estos apuntes,<text:span text:style-name="T10"> </text:span>solo entra lo trabajado en actividades y en el reto. Eso no significa tener que saber absolutamente todo de Excel 365 ni tampoco todo lo expuesto en los enlaces recomend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9. Hojas de cálculo</text:span></text:p>
      </style:header>
      <style:footer>
        <text:p text:style-name="MP4"><text:span text:style-name="MT1">Aplicaciones Ofimáticas (Office Applications)<text:tab/><text:tab/>UD09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3" meta:word-count="507" meta:character-count="3361" meta:non-whitespace-character-count="2898"/>
    <meta:generator>LibreOfficeDev/6.0.5.2$Linux_X86_64 LibreOffice_project/</meta:generator>
  </office:meta>
</office:document-meta>
</file>